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44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06pt solid #000000" fo:padding="0.35mm" style:rotation-angle="0" style:rotation-align="bottom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ackground-color="#b2b2b2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none" fo:padding="0.35mm" fo:border-right="0.06pt solid #000000" style:rotation-angle="0" style:rotation-align="bottom" fo:border-top="0.06pt solid #000000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11"/>
    <style:style style:name="ce9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1" style:family="table-cell" style:parent-style-name="Default" style:data-style-name="N104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9"/>
        <table:table-column table:style-name="co4" table:default-cell-style-name="ce11"/>
        <table:table-row table:style-name="ro1">
          <table:table-cell table:style-name="ce1" office:value-type="string" calcext:value-type="string" table:number-columns-spanned="3" table:number-rows-spanned="1">
            <text:p>Tabela de Preços</text:p>
          </table:table-cell>
          <table:covered-table-cell table:number-columns-repeated="2" table:style-name="ce6"/>
          <table:table-cell table:style-name="Default"/>
        </table:table-row>
        <table:table-row table:style-name="ro1">
          <table:table-cell table:style-name="ce2" office:value-type="string" calcext:value-type="string">
            <text:p>Produto</text:p>
          </table:table-cell>
          <table:table-cell table:style-name="ce7" office:value-type="string" calcext:value-type="string">
            <text:p>Preço em $</text:p>
          </table:table-cell>
          <table:table-cell table:style-name="ce7" office:value-type="string" calcext:value-type="string">
            <text:p>Preço em R$</text:p>
          </table:table-cell>
          <table:table-cell table:style-name="ce10" office:value-type="string" calcext:value-type="string">
            <text:p>Preço com impostos</text:p>
          </table:table-cell>
        </table:table-row>
        <table:table-row table:style-name="ro1">
          <table:table-cell office:value-type="string" calcext:value-type="string">
            <text:p>Memória</text:p>
          </table:table-cell>
          <table:table-cell office:value-type="float" office:value="40.67" calcext:value-type="float">
            <text:p>40,67</text:p>
          </table:table-cell>
          <table:table-cell table:formula="of:=[.B3]*[.$B$9]" office:value-type="currency" office:currency="BRL" office:value="132.1775" calcext:value-type="currency">
            <text:p>R$ 132,18</text:p>
          </table:table-cell>
          <table:table-cell table:formula="of:=[.C3]+([.$B$10]*[.C3])" office:value-type="currency" office:currency="BRL" office:value="199.588025" calcext:value-type="currency">
            <text:p>R$ 199,59</text:p>
          </table:table-cell>
        </table:table-row>
        <table:table-row table:style-name="ro1">
          <table:table-cell table:style-name="ce4" office:value-type="string" calcext:value-type="string">
            <text:p>Processador</text:p>
          </table:table-cell>
          <table:table-cell office:value-type="float" office:value="125.6" calcext:value-type="float">
            <text:p>125,6</text:p>
          </table:table-cell>
          <table:table-cell table:formula="of:=[.B4]*[.$B$9]" office:value-type="currency" office:currency="BRL" office:value="408.2" calcext:value-type="currency">
            <text:p>R$ 408,20</text:p>
          </table:table-cell>
          <table:table-cell table:formula="of:=[.C4]+([.$B$10]*[.C4])" office:value-type="currency" office:currency="BRL" office:value="616.382" calcext:value-type="currency">
            <text:p>R$ 616,38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30.2" calcext:value-type="float">
            <text:p>30,2</text:p>
          </table:table-cell>
          <table:table-cell table:formula="of:=[.B5]*[.$B$9]" office:value-type="currency" office:currency="BRL" office:value="98.15" calcext:value-type="currency">
            <text:p>R$ 98,15</text:p>
          </table:table-cell>
          <table:table-cell table:formula="of:=[.C5]+([.$B$10]*[.C5])" office:value-type="currency" office:currency="BRL" office:value="148.2065" calcext:value-type="currency">
            <text:p>R$ 148,21</text:p>
          </table:table-cell>
        </table:table-row>
        <table:table-row table:style-name="ro1">
          <table:table-cell table:style-name="ce4" office:value-type="string" calcext:value-type="string">
            <text:p>Placa Mãe</text:p>
          </table:table-cell>
          <table:table-cell office:value-type="float" office:value="78.23" calcext:value-type="float">
            <text:p>78,23</text:p>
          </table:table-cell>
          <table:table-cell table:formula="of:=[.B6]*[.$B$9]" office:value-type="currency" office:currency="BRL" office:value="254.2475" calcext:value-type="currency">
            <text:p>R$ 254,25</text:p>
          </table:table-cell>
          <table:table-cell table:formula="of:=[.C6]+([.$B$10]*[.C6])" office:value-type="currency" office:currency="BRL" office:value="383.913725" calcext:value-type="currency">
            <text:p>R$ 383,91</text:p>
          </table:table-cell>
        </table:table-row>
        <table:table-row table:style-name="ro1">
          <table:table-cell office:value-type="string" calcext:value-type="string">
            <text:p>Fonte</text:p>
          </table:table-cell>
          <table:table-cell office:value-type="float" office:value="12.45" calcext:value-type="float">
            <text:p>12,45</text:p>
          </table:table-cell>
          <table:table-cell table:formula="of:=[.B7]*[.$B$9]" office:value-type="currency" office:currency="BRL" office:value="40.4625" calcext:value-type="currency">
            <text:p>R$ 40,46</text:p>
          </table:table-cell>
          <table:table-cell table:formula="of:=[.C7]+([.$B$10]*[.C7])" office:value-type="currency" office:currency="BRL" office:value="61.098375" calcext:value-type="currency">
            <text:p>R$ 61,10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Cotação do Dólar</text:p>
          </table:table-cell>
          <table:table-cell office:value-type="float" office:value="3.25" calcext:value-type="float">
            <text:p>3,25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Impostos</text:p>
          </table:table-cell>
          <table:table-cell table:style-name="ce8" office:value-type="percentage" office:value="0.51" calcext:value-type="percentage">
            <text:p>51,00%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09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6:48:34.28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5:38:19.048364000</meta:creation-date>
    <dc:date>2018-02-20T17:07:25.714000000</dc:date>
    <meta:editing-duration>PT9M30S</meta:editing-duration>
    <meta:editing-cycles>5</meta:editing-cycles>
    <meta:generator>LibreOffice/5.1.5.2$Windows_x86 LibreOffice_project/7a864d8825610a8c07cfc3bc01dd4fce6a9447e5</meta:generator>
    <meta:document-statistic meta:table-count="1" meta:cell-count="29" meta:object-count="0"/>
  </office:meta>
</office:document-meta>
</file>